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E50]" office:value-type="float" office:value="85" calcext:value-type="float">
            <text:p>85</text:p>
          </table:table-cell>
          <table:table-cell table:formula="of:=[.D54]-40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.00.0000</text:date>, <text:time style:data-style-name="N2" text:time-value="14:47:03.90053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8T14:47:43.070457915</dc:date>
    <meta:editing-duration>P1DT1H41M30S</meta:editing-duration>
    <meta:editing-cycles>157</meta:editing-cycles>
    <meta:document-statistic meta:table-count="1" meta:cell-count="146" meta:object-count="0"/>
  </office:meta>
</office:document-meta>
</file>